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5.278cm"/>
    </style:style>
    <style:style style:name="co4" style:family="table-column">
      <style:table-column-properties fo:break-before="auto" style:column-width="24.289cm"/>
    </style:style>
    <style:style style:name="co5" style:family="table-column">
      <style:table-column-properties fo:break-before="auto" style:column-width="9.749cm"/>
    </style:style>
    <style:style style:name="co6" style:family="table-column">
      <style:table-column-properties fo:break-before="auto" style:column-width="13.328cm"/>
    </style:style>
    <style:style style:name="co7" style:family="table-column">
      <style:table-column-properties fo:break-before="auto" style:column-width="13.8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078cm"/>
    </style:style>
    <style:style style:name="co10" style:family="table-column">
      <style:table-column-properties fo:break-before="auto" style:column-width="5.177cm"/>
    </style:style>
    <style:style style:name="co11" style:family="table-column">
      <style:table-column-properties fo:break-before="auto" style:column-width="4.136cm"/>
    </style:style>
    <style:style style:name="co12" style:family="table-column">
      <style:table-column-properties fo:break-before="auto" style:column-width="6.83cm"/>
    </style:style>
    <style:style style:name="co13" style:family="table-column">
      <style:table-column-properties fo:break-before="auto" style:column-width="19.304cm"/>
    </style:style>
    <style:style style:name="co14" style:family="table-column">
      <style:table-column-properties fo:break-before="auto" style:column-width="7.608cm"/>
    </style:style>
    <style:style style:name="co15" style:family="table-column">
      <style:table-column-properties fo:break-before="auto" style:column-width="14.875cm"/>
    </style:style>
    <style:style style:name="co16" style:family="table-column">
      <style:table-column-properties fo:break-before="auto" style:column-width="4.177cm"/>
    </style:style>
    <style:style style:name="co17" style:family="table-column">
      <style:table-column-properties fo:break-before="auto" style:column-width="6.98cm"/>
    </style:style>
    <style:style style:name="co18" style:family="table-column">
      <style:table-column-properties fo:break-before="auto" style:column-width="7.119cm"/>
    </style:style>
    <style:style style:name="co19" style:family="table-column">
      <style:table-column-properties fo:break-before="auto" style:column-width="19.549cm"/>
    </style:style>
    <style:style style:name="co20" style:family="table-column">
      <style:table-column-properties fo:break-before="auto" style:column-width="16.60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2.549cm" fo:break-before="auto" style:use-optimal-row-height="true"/>
    </style:style>
    <style:style style:name="ro3" style:family="table-row">
      <style:table-row-properties style:row-height="2.14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332cm" fo:break-before="auto" style:use-optimal-row-height="true"/>
    </style:style>
    <style:style style:name="ro7" style:family="table-row">
      <style:table-row-properties style:row-height="1.723cm" fo:break-before="auto" style:use-optimal-row-height="true"/>
    </style:style>
    <style:style style:name="ro8" style:family="table-row">
      <style:table-row-properties style:row-height="1.339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3.357cm" fo:break-before="auto" style:use-optimal-row-height="true"/>
    </style:style>
    <style:style style:name="ro11" style:family="table-row">
      <style:table-row-properties style:row-height="0.531cm" fo:break-before="auto" style:use-optimal-row-height="true"/>
    </style:style>
    <style:style style:name="ro12" style:family="table-row">
      <style:table-row-properties style:row-height="0.926cm" fo:break-before="auto" style:use-optimal-row-height="true"/>
    </style:style>
    <style:style style:name="ro13" style:family="table-row">
      <style:table-row-properties style:row-height="0.9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solid #000000"/>
      <style:text-properties fo:color="#c9211e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fo:border="0.74pt solid #000000"/>
      <style:text-properties fo:color="#c9211e"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solid #000000" fo:padding="0.071cm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49" style:family="table-cell" style:parent-style-name="Default" style:data-style-name="N4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end" fo:margin-left="0cm"/>
      <style:text-properties style:font-name="Arial" fo:font-size="10pt" style:font-size-asian="10pt" style:font-name-complex="Lucida Sans" style:font-size-complex="10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cm"/>
      <style:text-properties fo:color="#000000" style:font-name="Arial" fo:font-size="10pt" fo:language="none" fo:country="none" style:font-name-asian="Aptos Narrow1" style:font-size-asian="10pt" style:language-asian="none" style:country-asian="none" style:font-name-complex="Aptos Narrow1" style:font-size-complex="10pt" style:language-complex="none" style:country-complex="none"/>
    </style:style>
    <style:style style:name="ce47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 style:font-name="Arial" fo:font-size="10pt" style:font-size-asian="10pt" style:font-size-complex="10pt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color="#c9211e"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74pt solid #000000" fo:border-top="non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0" style:family="table-cell" style:parent-style-name="Default"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color="#000000" style:font-name="Arial" fo:font-size="10pt" fo:language="none" fo:country="none" style:font-name-asian="Aptos Narrow1" style:font-size-asian="10pt" style:language-asian="none" style:country-asian="none" style:font-name-complex="Aptos Narrow1" style:font-size-complex="10pt" style:language-complex="none" style:country-complex="none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fo:border-left="none" fo:border-right="none" fo:border-top="none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8" style:family="table-cell" style:parent-style-name="Default">
      <style:table-cell-properties fo:border-bottom="none" fo:border-left="none" fo:border-right="0.74pt solid #000000" fo:border-top="none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end" fo:margin-left="0cm"/>
      <style:text-properties fo:color="#000000" style:font-name="Arial" fo:font-size="10pt" fo:language="none" fo:country="none" style:font-name-asian="Aptos Narrow1" style:font-size-asian="10pt" style:language-asian="none" style:country-asian="none" style:font-name-complex="Aptos Narrow1" style:font-size-complex="10pt" style:language-complex="none" style:country-complex="none"/>
    </style:style>
    <style:style style:name="ce79" style:family="table-cell" style:parent-style-name="Default">
      <style:table-cell-properties fo:border="0.74pt solid #000000" style:vertical-align="middle"/>
      <style:text-properties fo:color="#c9211e" style:font-name="Arial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 style:font-name="Arial" fo:font-size="10pt" style:font-size-asian="10pt" style:font-size-complex="10pt"/>
    </style:style>
    <style:style style:name="ce82" style:family="table-cell" style:parent-style-name="Default">
      <style:table-cell-properties fo:border="0.74pt solid #000000" style:vertical-align="middle"/>
      <style:text-properties fo:color="#ff0000" style:font-name="Arial" fo:font-size="10pt" style:font-size-asian="10pt" style:font-size-complex="10pt"/>
    </style:style>
    <style:style style:name="ce83" style:family="table-cell" style:parent-style-name="Default">
      <style:table-cell-properties style:vertical-align="middle"/>
    </style:style>
    <style:style style:name="ce85" style:family="table-cell" style:parent-style-name="Default">
      <style:table-cell-properties fo:border="0.74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74pt solid #000000" fo:border-left="none" fo:border-right="0.74pt solid #000000" fo:border-top="0.74pt solid #000000"/>
      <style:text-properties fo:color="#c9211e"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fo:border-bottom="none" fo:wrap-option="no-wrap" fo:border-left="0.74pt solid #000000" fo:border-right="0.74pt solid #000000" fo:border-top="none" style:vertical-align="automatic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order-bottom="0.74pt solid #000000" style:text-align-source="fix" style:repeat-content="false" fo:background-color="transparent" fo:wrap-option="no-wrap" fo:border-left="none" fo:border-right="0.74pt solid #000000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order-left="none" fo:border-right="0.74pt solid #000000" fo:border-top="0.74pt solid #000000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="0.74pt solid #000000"/>
      <style:text-properties style:font-name="Arial" fo:font-size="10pt" style:font-size-asian="10pt" style:font-size-complex="10pt"/>
    </style:style>
    <style:style style:name="ce95" style:family="table-cell" style:parent-style-name="Default" style:data-style-name="N4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end" fo:margin-left="0cm"/>
      <style:text-properties fo:color="#000000" style:font-name="Arial" fo:font-size="10pt" fo:language="none" fo:country="none" style:font-name-asian="Aptos Narrow1" style:font-size-asian="10pt" style:language-asian="none" style:country-asian="none" style:font-name-complex="Aptos Narrow1" style:font-size-complex="10pt" style:language-complex="none" style:country-complex="none"/>
    </style:style>
    <style:style style:name="ce9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0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2a6099"/>
    </style:style>
    <style:style style:name="T1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1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1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2a6099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25" style:family="text">
      <style:text-properties fo:color="#ff0000"/>
    </style:style>
    <style:style style:name="T2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000000"/>
    </style:style>
    <style:style style:name="T2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2a6099"/>
    </style:style>
    <style:style style:name="T28" style:family="text">
      <style:text-properties fo:color="#2a6099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36" style:family="text">
      <style:text-properties fo:color="#2a6099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color="#2a6099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4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2" style:family="text">
      <style:text-properties fo:color="#2a60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4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46" style:family="text">
      <style:text-properties fo:color="#000000"/>
    </style:style>
    <style:style style:name="T47" style:family="text">
      <style:text-properties fo:color="#2a6099"/>
    </style:style>
    <style:style style:name="T4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Lucida Sans"/>
    </style:style>
    <style:style style:name="T49" style:family="text">
      <style:text-properties fo:color="#ff0000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ffbf00" fo:font-weight="normal" style:font-weight-asian="normal" style:font-weight-complex="normal"/>
    </style:style>
    <style:style style:name="T5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5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2a6099"/>
    </style:style>
    <style:style style:name="T5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bf00"/>
    </style:style>
    <style:style style:name="T54" style:family="text">
      <style:text-properties fo:color="#ff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2a6099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ff0000"/>
    </style:style>
    <style:style style:name="T58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2a6099"/>
    </style:style>
    <style:style style:name="T6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riages_185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Champ</text:p>
          </table:table-cell>
          <table:table-cell table:style-name="ce4" office:value-type="string" calcext:value-type="string">
            <text:p>Exempl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Chemins</text:p>
          </table:table-cell>
          <table:table-cell table:style-name="ce21" office:value-type="string" calcext:value-type="string">
            <text:p>Commentaire</text:p>
          </table:table-cell>
          <table:table-cell table:style-name="ce29"/>
          <table:table-cell table:style-name="ce40" table:number-columns-repeated="16378"/>
        </table:table-row>
        <table:table-row table:style-name="ro2">
          <table:table-cell table:style-name="ce2" office:value-type="string" calcext:value-type="string">
            <text:p>mariage_numero</text:p>
          </table:table-cell>
          <table:table-cell table:style-name="ce39" office:value-type="float" office:value="12" calcext:value-type="float">
            <text:p>12</text:p>
          </table:table-cell>
          <table:table-cell table:style-name="ce14" office:value-type="string" calcext:value-type="string">
            <text:p><text:span text:style-name="T1">E42</text:span><text:span text:style-name="T2"> </text:span><text:span text:style-name="T3">Identifier</text:span></text:p>
          </table:table-cell>
          <table:table-cell table:style-name="ce14" office:value-type="string" calcext:value-type="string">
            <text:p><text:span text:style-name="T4">E42</text:span><text:span text:style-name="T5"> </text:span><text:span text:style-name="T6">Identifier</text:span><text:span text:style-name="T5"> → crm:P141 was assigned by → </text:span><text:span text:style-name="T7">E15 Identifier Assignment</text:span></text:p>
            <text:p><text:span text:style-name="T8">----- </text:span><text:span text:style-name="T7">E15</text:span><text:span text:style-name="T9"> → crm:P41 was classified by → E17 Type Assignment (« Identifiant du mariage »)</text:span></text:p>
            <text:p><text:span text:style-name="T10">----- </text:span><text:span text:style-name="T11">E15</text:span><text:span text:style-name="T12"> → sdh:P43 has setting → </text:span><text:span text:style-name="T13">E5 Event</text:span><text:span text:style-name="T12"> (Mariage)</text:span></text:p>
            <text:p><text:span text:style-name="T10">----------</text:span><text:span text:style-name="T13"> E5 </text:span><text:span text:style-name="T12">→ sdh:P47 has event type → C34 Event Type (« Mariage »)</text:span></text:p>
            <text:p><text:span text:style-name="T10">---------- </text:span><text:span text:style-name="T13">E5</text:span><text:span text:style-name="T12"> → crm:P161 has spatial projection → E53 Place (#mariage_lieu [voir source])</text:span></text:p>
            <text:p><text:span text:style-name="T14">---------- </text:span><text:span text:style-name="T15">E5</text:span><text:span text:style-name="T16"> → crm:P160 has temporal projection → E52 Time-Span (« 1851 »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3">
          <table:table-cell table:style-name="ce3" office:value-type="string" calcext:value-type="string">
            <text:p>mariage_date_ISO</text:p>
          </table:table-cell>
          <table:table-cell table:style-name="ce49" office:value-type="date" office:date-value="1851-02-15" calcext:value-type="date">
            <text:p>1851-02-15</text:p>
          </table:table-cell>
          <table:table-cell table:style-name="ce16" office:value-type="string" calcext:value-type="string">
            <text:p>E52 Time-Span</text:p>
          </table:table-cell>
          <table:table-cell table:style-name="ce20" office:value-type="string" calcext:value-type="string">
            <text:p><text:span text:style-name="T14">E5 Event (Mariage) → crm:P4 has time-span → </text:span><text:span text:style-name="T17">E52 Time-Span</text:span></text:p>
            <text:p><text:span text:style-name="T18">E52</text:span><text:span text:style-name="T16"> → crm:P81 ongoing throughout →</text:span><text:span text:style-name="T19"> E61 Time Primitive</text:span></text:p>
            <text:p><text:span text:style-name="T20">----- </text:span><text:span text:style-name="T21">E61</text:span><text:span text:style-name="T22"> → sdh-int:P26 is datation of → </text:span><text:span text:style-name="T23">C13 Propositional Datation</text:span></text:p>
            <text:p><text:span text:style-name="T8">---------- </text:span><text:span text:style-name="T24">C13</text:span><text:span text:style-name="T9"> → sdh-int:P27 has datation type → C14 Datation Type (« Unique »)</text:span></text:p>
            <text:p><text:span text:style-name="T8">---------- </text:span><text:span text:style-name="T24">C13</text:span><text:span text:style-name="T9"> → sdh-int:P27 has datation type → C14 Datation Type (« Reconstituée »)</text:span></text:p>
          </table:table-cell>
          <table:table-cell table:style-name="ce23"/>
          <table:table-cell table:style-name="ce34"/>
          <table:table-cell table:style-name="ce40" table:number-columns-repeated="16378"/>
        </table:table-row>
        <table:table-row table:style-name="ro2">
          <table:table-cell table:style-name="ce2" office:value-type="string" calcext:value-type="string">
            <text:p>cote_complete</text:p>
          </table:table-cell>
          <table:table-cell table:style-name="ce15" office:value-type="string" calcext:value-type="string">
            <text:p>AM LYON, sous-série 2E, article 1599</text:p>
          </table:table-cell>
          <table:table-cell table:style-name="ce18" office:value-type="string" calcext:value-type="string">
            <text:p>E42 Identifier</text:p>
          </table:table-cell>
          <table:table-cell table:style-name="ce14" office:value-type="string" calcext:value-type="string">
            <text:p><text:span text:style-name="T25">E42</text:span> <text:span text:style-name="T25">Identifier</text:span> → <text:span text:style-name="T2">crm:P141 was assigned by → </text:span><text:span text:style-name="T21">E15 Identifier Assignment</text:span></text:p>
            <text:p><text:span text:style-name="T20">----- </text:span><text:span text:style-name="T21">E15</text:span><text:span text:style-name="T22"> → crm:P41 was classified by → E17 Type Assignment (« Cote »)</text:span></text:p>
            <text:p><text:span text:style-name="T2">----- </text:span><text:span text:style-name="T21">E15</text:span><text:span text:style-name="T2"> → crm:P140 assigned attribute to → </text:span><text:span text:style-name="T23">E22 Man-Made Object</text:span></text:p>
            <text:p><text:span text:style-name="T14">---------- </text:span><text:span text:style-name="T15">E22</text:span><text:span text:style-name="T16"> → crm:P62 depicts → E5 Event</text:span></text:p>
            <text:p><text:span text:style-name="T2">---------- </text:span><text:span text:style-name="T23">E22</text:span><text:span text:style-name="T2"> → crm-sup:P1 has type → C4 Physical Human-Made Thing Type (« Registre d’actes de mariage »)</text:span></text:p>
            <text:p><text:span text:style-name="T2">---------- </text:span><text:span text:style-name="T23">E22</text:span><text:span text:style-name="T2"> → sdh:P17 has location → C15 Epistemic Location of a Physical Thing (#Lieu de conservation du registre [voir source])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4">
          <table:table-cell table:number-columns-repeated="4"/>
          <table:table-cell table:style-name="ce43"/>
          <table:table-cell table:style-name="ce27"/>
          <table:table-cell table:number-columns-repeated="16378"/>
        </table:table-row>
        <table:table-row table:style-name="ro4" table:number-rows-repeated="1048553">
          <table:table-cell table:number-columns-repeated="16384"/>
        </table:table-row>
        <table:table-row table:style-name="ro5" table:number-rows-repeated="1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épou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Champ</text:p>
          </table:table-cell>
          <table:table-cell table:style-name="ce4" office:value-type="string" calcext:value-type="string">
            <text:p>Exempl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Chemins</text:p>
          </table:table-cell>
          <table:table-cell table:style-name="ce21" office:value-type="string" calcext:value-type="string">
            <text:p>Commentaire</text:p>
          </table:table-cell>
          <table:table-cell table:style-name="ce29"/>
          <table:table-cell table:style-name="ce40" table:number-columns-repeated="16378"/>
        </table:table-row>
        <table:table-row table:style-name="ro6">
          <table:table-cell table:style-name="ce2" office:value-type="string" calcext:value-type="string">
            <text:p>h_role</text:p>
          </table:table-cell>
          <table:table-cell table:style-name="ce39" office:value-type="string" calcext:value-type="string">
            <text:p>époux</text:p>
          </table:table-cell>
          <table:table-cell table:style-name="ce18" office:value-type="string" calcext:value-type="string">
            <text:p>C15 Participation</text:p>
          </table:table-cell>
          <table:table-cell table:style-name="ce73" office:value-type="string" calcext:value-type="string">
            <text:p><text:span text:style-name="T1">C15 Participation</text:span><text:span text:style-name="T26"> → sdh-so:P11 is participation in → </text:span><text:span text:style-name="T27">E7 Activity</text:span><text:span text:style-name="T26"> (Mariage)</text:span></text:p>
            <text:p><text:span text:style-name="T20">----- </text:span><text:span text:style-name="T21">C15</text:span><text:span text:style-name="T22"> → crm:P14 is carried out by</text:span><text:span text:style-name="T26"> → E21 Person (Époux)</text:span></text:p>
            <text:p><text:span text:style-name="T20">----- </text:span><text:span text:style-name="T21">C15</text:span><text:span text:style-name="T22"> → crm:P14 is carried out by → E21 Person (Épouse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7">
          <table:table-cell table:style-name="ce2" office:value-type="string" calcext:value-type="string">
            <text:p>h_nom</text:p>
          </table:table-cell>
          <table:table-cell table:style-name="ce39" office:value-type="string" calcext:value-type="string">
            <text:p>GOUAT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 (« époux »)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Nom de famille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7">
          <table:table-cell table:style-name="ce2" office:value-type="string" calcext:value-type="string">
            <text:p>h_prenom</text:p>
          </table:table-cell>
          <table:table-cell table:style-name="ce39" office:value-type="string" calcext:value-type="string">
            <text:p>Paul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Prénom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8">
          <table:table-cell table:style-name="ce2" office:value-type="string" calcext:value-type="string">
            <text:p>h_profession</text:p>
          </table:table-cell>
          <table:table-cell table:style-name="ce39" office:value-type="string" calcext:value-type="string">
            <text:p>tisseur</text:p>
          </table:table-cell>
          <table:table-cell table:style-name="ce52" office:value-type="string" calcext:value-type="string">
            <text:p>C8 Occupation (temporal entity)</text:p>
          </table:table-cell>
          <table:table-cell table:style-name="ce14" office:value-type="string" calcext:value-type="string">
            <text:p><text:span text:style-name="T34">C8 Occupation (temporal entity)</text:span><text:span text:style-name="T35"> </text:span><text:span text:style-name="T29">→ sdh-so:P5 is about → C7 Occupation (« Activité professionnelle »)</text:span></text:p>
            <text:p><text:span text:style-name="T20">----- </text:span><text:span text:style-name="T3">C8</text:span><text:span text:style-name="T23"> </text:span><text:span text:style-name="T22">→ sdh-so:P4 is occupation of → E21 Person</text:span></text:p>
            <text:p><text:span text:style-name="T31">----- </text:span><text:span text:style-name="T30">C8</text:span><text:span text:style-name="T35"> </text:span><text:span text:style-name="T29">→ crm:P4 has time-span → E52 Time-Span (« 1851 »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3">
          <table:table-cell table:style-name="ce3" office:value-type="string" calcext:value-type="string">
            <text:p>h_date_naissance_ISO</text:p>
          </table:table-cell>
          <table:table-cell table:style-name="ce49" office:value-type="date" office:date-value="1831-06-30" calcext:value-type="date">
            <text:p>1831-06-30</text:p>
          </table:table-cell>
          <table:table-cell table:style-name="ce16" office:value-type="string" calcext:value-type="string">
            <text:p>E52 Time-Span</text:p>
          </table:table-cell>
          <table:table-cell table:style-name="ce61" office:value-type="string" calcext:value-type="string">
            <text:p><text:span text:style-name="T18">E52 Time-Span</text:span><text:span text:style-name="T16"> → crm:P4 is time-span of → </text:span><text:span text:style-name="T19">E67 Birth</text:span></text:p>
            <text:p><text:span text:style-name="T14">----- </text:span><text:span text:style-name="T19">E67</text:span><text:span text:style-name="T16"> → crm:P98 brought into life → E21 Person</text:span></text:p>
            <text:p><text:span text:style-name="T36">E61 Time Primitive </text:span><text:span text:style-name="T16">→ crm P82a begin of the begin →</text:span><text:span text:style-name="T17"> E52</text:span></text:p>
            <text:p><text:span text:style-name="T37">----- </text:span><text:span text:style-name="T38">E61</text:span><text:span text:style-name="T39"> → crm:P3 has note</text:span><text:span text:style-name="T40"> → E62 String (« Unique »)</text:span></text:p>
            <text:p><text:span text:style-name="T14">----- </text:span><text:span text:style-name="T19">E61</text:span><text:span text:style-name="T16"> → crm:P3 has note</text:span><text:span text:style-name="T41"> → E62 String (« Reconstituée »)</text:span></text:p>
          </table:table-cell>
          <table:table-cell table:style-name="ce24" office:value-type="string" calcext:value-type="string">
            <text:p>Vincent m’a conseillé d’indiquer l’évaluation de la certitude du chercheur hors du CRM, avec des notes</text:p>
          </table:table-cell>
          <table:table-cell table:style-name="ce29"/>
          <table:table-cell table:style-name="ce40" table:number-columns-repeated="16378"/>
        </table:table-row>
        <table:table-row table:style-name="ro2">
          <table:table-cell table:style-name="ce3" office:value-type="string" calcext:value-type="string">
            <text:p>h_naissance_commune</text:p>
          </table:table-cell>
          <table:table-cell table:style-name="ce51" office:value-type="string" calcext:value-type="string">
            <text:p>Nantua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 </text:span><text:span text:style-name="T22">(Commune) 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Commune)</text:span></text:p>
            <text:p><text:span text:style-name="T2">---------- </text:span><text:span text:style-name="T23">C13</text:span><text:span text:style-name="T2"> → sdh:P20 has geographical place kind → C51 Geographical Place Kind (« Settlement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Lieu de naissance)</text:span></text:p>
            <text:p><text:span text:style-name="T20">--------------- </text:span><text:span text:style-name="T43">C13</text:span><text:span text:style-name="T22"> → sdh:P20 has geographical place kind → C51 Geographical Place Kind (« Address »)</text:span></text:p>
            <text:p><text:span text:style-name="T20">---------------  E67 Birth → crm:P6 took place at→ </text:span><text:span text:style-name="T43">C13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h_naissance_dpt</text:p>
          </table:table-cell>
          <table:table-cell table:style-name="ce51" office:value-type="string" calcext:value-type="string">
            <text:p>Ain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Département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Département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Commune)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h_naissance_pays</text:p>
          </table:table-cell>
          <table:table-cell table:style-name="ce51" office:value-type="string" calcext:value-type="string">
            <text:p>Suiss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Pays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Pays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Département)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10">
          <table:table-cell table:style-name="ce3" office:value-type="string" calcext:value-type="string">
            <text:p>h_adr_voie_type</text:p>
          </table:table-cell>
          <table:table-cell table:style-name="ce51" office:value-type="string" calcext:value-type="string">
            <text:p>ru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Type de voie) → crm:P106 forms part of → </text:span><text:span text:style-name="T21">E41 Appellation </text:span><text:span text:style-name="T22">(Numéro et voie)</text:span></text:p>
            <text:p><text:span text:style-name="T20">-----</text:span><text:span text:style-name="T23"> C11 Appellation in a Language</text:span><text:span text:style-name="T22"> → sdh:P13 refers to name → </text:span><text:span text:style-name="T21">E41 Appellation </text:span><text:span text:style-name="T22">(Numéro et voie)</text:span></text:p>
            <text:p><text:span text:style-name="T20">----------</text:span><text:span text:style-name="T23"> C11</text:span><text:span text:style-name="T22"> → sdh:P11 is appellation for language of → </text:span><text:span text:style-name="T43">C13 Geographical Place </text:span><text:span text:style-name="T22">(Adresse)</text:span></text:p>
            <text:p><text:span text:style-name="T2">--------------- </text:span><text:span text:style-name="T43">C13</text:span><text:span text:style-name="T2"> → sdh:P20 has geographical place kind → C51 Geographical Place Kind (« Address »)</text:span></text:p>
            <text:p><text:span text:style-name="T20">--------------- </text:span><text:span text:style-name="T43">C13</text:span><text:span text:style-name="T22"> → sdh-so:P49 is location of → </text:span><text:span text:style-name="T44">C28 Legal Location of an Actor</text:span></text:p>
            <text:p><text:span text:style-name="T20">-------------------- </text:span><text:span text:style-name="T44">C28</text:span><text:span text:style-name="T22"> → sdh-so:P51 has legal location type → C33 Legal Location Type (« Lieu de résidence »)</text:span></text:p>
            <text:p><text:span text:style-name="T20">-------------------- </text:span><text:span text:style-name="T44">C28</text:span><text:span text:style-name="T22"> → sdh-so:P52 is legal connotation of → E74 Group (Foyer)</text:span></text:p>
            <text:p><text:span text:style-name="T20">-------------------- </text:span><text:span text:style-name="T44">C28</text:span><text:span text:style-name="T22"> → crm:P4 has time-span → E52 Time-Span (« 1851 »)</text:span></text:p>
          </table:table-cell>
          <table:table-cell table:style-name="ce63" office:value-type="string" calcext:value-type="string">
            <text:p><text:span text:style-name="T31">Modélisation pour « voie_type »</text:span></text:p>
            <text:p><text:span text:style-name="T28">C11 Appellation in a Language</text:span><text:span text:style-name="T29"> → sdh:P13 refers to name → </text:span><text:span text:style-name="T30">E44 Place Appellation</text:span></text:p>
            <text:p><text:span text:style-name="T31">----- </text:span><text:span text:style-name="T32">C11</text:span><text:span text:style-name="T29"> → sdh:P12 used in language → E56 Language (« Français »)</text:span></text:p>
            <text:p><text:span text:style-name="T31">----- </text:span><text:span text:style-name="T32">C11</text:span><text:span text:style-name="T29"> → sdh:P11 is appellation for language of → </text:span><text:span text:style-name="T35">C13 Geographical Place</text:span></text:p>
            <text:p><text:span text:style-name="T31">---------- </text:span><text:span text:style-name="T35">C13</text:span><text:span text:style-name="T29"> → sdh:P68 is classified by → </text:span><text:span text:style-name="T45">C48 Geographical Place Classification</text:span></text:p>
            <text:p><text:span text:style-name="T31">---------------  </text:span><text:span text:style-name="T45">C48</text:span><text:span text:style-name="T29"> → sdh:P64 classifies with → C14 Geographical Place Type (« Voie »)</text:span></text:p>
            <text:p><text:span text:style-name="T31">---------- </text:span><text:span text:style-name="T35">C13</text:span><text:span text:style-name="T29"> → sdh-so:P49 is location of → C28 Legal Location of an Actor (« Résidence »)</text:span></text:p>
          </table:table-cell>
          <table:table-cell table:style-name="ce64"/>
          <table:table-cell table:style-name="ce40"/>
          <table:table-cell table:number-columns-repeated="16377"/>
        </table:table-row>
        <table:table-row table:style-name="ro4">
          <table:table-cell table:style-name="ce3" office:value-type="string" calcext:value-type="string">
            <text:p>h_adr_voie_nom</text:p>
          </table:table-cell>
          <table:table-cell table:style-name="ce51" office:value-type="string" calcext:value-type="string">
            <text:p>de Cuir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om de voie) → crm:P106 forms part of → </text:span><text:span text:style-name="T21">E41 Appellation </text:span><text:span text:style-name="T22">(Numéro et voie)</text:span></text:p>
          </table:table-cell>
          <table:table-cell table:style-name="ce24"/>
          <table:table-cell table:style-name="ce68"/>
          <table:table-cell table:style-name="ce40"/>
          <table:table-cell table:number-columns-repeated="16377"/>
        </table:table-row>
        <table:table-row table:style-name="ro11">
          <table:table-cell table:style-name="ce3" office:value-type="string" calcext:value-type="string">
            <text:p>h_adr_numero</text:p>
          </table:table-cell>
          <table:table-cell table:style-name="ce51" office:value-type="float" office:value="31" calcext:value-type="float">
            <text:p>31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uméro) → crm:P106 forms part of → </text:span><text:span text:style-name="T21">E41 Appellation </text:span><text:span text:style-name="T22">(Numéro et voie)</text:span></text:p>
          </table:table-cell>
          <table:table-cell table:style-name="ce24"/>
          <table:table-cell table:style-name="ce29"/>
          <table:table-cell table:style-name="ce40"/>
          <table:table-cell table:number-columns-repeated="16377"/>
        </table:table-row>
        <table:table-row table:style-name="ro2">
          <table:table-cell table:style-name="ce3" office:value-type="string" calcext:value-type="string">
            <text:p>h_adr_commune</text:p>
          </table:table-cell>
          <table:table-cell table:style-name="ce51" office:value-type="string" calcext:value-type="string">
            <text:p>Croix-Rouss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 </text:span><text:span text:style-name="T22">(Commune) 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Commune)</text:span></text:p>
            <text:p><text:span text:style-name="T2">---------- </text:span><text:span text:style-name="T23">C13</text:span><text:span text:style-name="T2"> → sdh:P20 has geographical place kind → C51 Geographical Place Kind (« Settlement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Adresse)</text:span></text:p>
          </table:table-cell>
          <table:table-cell table:style-name="ce60" office:value-type="string" calcext:value-type="string">
            <text:p><text:span text:style-name="T46">Autre modélisation pour l’adresse, à garder au cas où (tous le reprennent sauf « voie_type »)</text:span></text:p>
            <text:p><text:span text:style-name="T47">C11 Appellation in a Language</text:span> → sdh:P13 refers to name → <text:span text:style-name="T25">E44 Place Appellation</text:span></text:p>
            <text:p><text:span text:style-name="T20">----- </text:span><text:span text:style-name="T21">C11</text:span><text:span text:style-name="T22"> → sdh:P12 used in language → E56 Language (« Français »)</text:span></text:p>
            <text:p><text:span text:style-name="T20">----- </text:span><text:span text:style-name="T21">C11</text:span><text:span text:style-name="T22"> → sdh:P11 is appellation for language of → </text:span><text:span text:style-name="T23">C13 Geographical Place</text:span></text:p>
            <text:p><text:span text:style-name="T20">---------- </text:span><text:span text:style-name="T23">C13</text:span><text:span text:style-name="T22"> → sdh:P20 has geographical place kind → C51 Geographical Place Kind (« Commune »)</text:span></text:p>
            <text:p><text:span text:style-name="T20">---------- </text:span><text:span text:style-name="T23">C13</text:span><text:span text:style-name="T22"> → sdh-so:P49 is location of → </text:span><text:span text:style-name="T48">C28 Legal Location of an Actor (« Résidence »)</text:span></text:p>
          </table:table-cell>
          <table:table-cell table:style-name="ce27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h_adr_dpt</text:p>
          </table:table-cell>
          <table:table-cell table:style-name="ce51" office:value-type="string" calcext:value-type="string">
            <text:p>Rhôn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Département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Département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Commune)</text:span></text:p>
          </table:table-cell>
          <table:table-cell table:style-name="ce63"/>
          <table:table-cell table:style-name="ce64"/>
          <table:table-cell table:style-name="ce40" table:number-columns-repeated="16378"/>
        </table:table-row>
        <table:table-row table:style-name="ro4" table:number-rows-repeated="2">
          <table:table-cell/>
          <table:table-cell table:style-name="Default"/>
          <table:table-cell table:number-columns-repeated="16382"/>
        </table:table-row>
        <table:table-row table:style-name="ro4" table:number-rows-repeated="1048547">
          <table:table-cell table:number-columns-repeated="16384"/>
        </table:table-row>
        <table:table-row table:style-name="ro5" table:number-rows-repeated="1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épouse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4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Champ</text:p>
          </table:table-cell>
          <table:table-cell table:style-name="ce4" office:value-type="string" calcext:value-type="string">
            <text:p>Exempl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Chemins</text:p>
          </table:table-cell>
          <table:table-cell table:style-name="ce21" office:value-type="string" calcext:value-type="string">
            <text:p>Commentaire</text:p>
          </table:table-cell>
          <table:table-cell table:style-name="ce29"/>
          <table:table-cell table:style-name="ce40" table:number-columns-repeated="16378"/>
        </table:table-row>
        <table:table-row table:style-name="ro6">
          <table:table-cell table:style-name="ce2" office:value-type="string" calcext:value-type="string">
            <text:p>f_role</text:p>
          </table:table-cell>
          <table:table-cell table:style-name="ce39" office:value-type="string" calcext:value-type="string">
            <text:p>épouse</text:p>
          </table:table-cell>
          <table:table-cell table:style-name="ce18" office:value-type="string" calcext:value-type="string">
            <text:p>C15 Participation</text:p>
          </table:table-cell>
          <table:table-cell table:style-name="ce73" office:value-type="string" calcext:value-type="string">
            <text:p><text:span text:style-name="T1">C15 Participation</text:span><text:span text:style-name="T26"> → sdh-so:P11 is participation in → </text:span><text:span text:style-name="T27">E7 Activity</text:span><text:span text:style-name="T26"> (Mariage)</text:span></text:p>
            <text:p><text:span text:style-name="T20">----- </text:span><text:span text:style-name="T21">C15</text:span><text:span text:style-name="T22"> → crm:P14 is carried out by</text:span><text:span text:style-name="T26"> → E21 Person (Époux)</text:span></text:p>
            <text:p><text:span text:style-name="T20">----- </text:span><text:span text:style-name="T21">C15</text:span><text:span text:style-name="T22"> → crm:P14 is carried out by → E21 Person (Épouse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9">
          <table:table-cell table:style-name="ce2" office:value-type="string" calcext:value-type="string">
            <text:p>f_nom</text:p>
          </table:table-cell>
          <table:table-cell table:style-name="ce39" office:value-type="string" calcext:value-type="string">
            <text:p>VEUILLET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 (« épouse »)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Nom de famille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9">
          <table:table-cell table:style-name="ce2" office:value-type="string" calcext:value-type="string">
            <text:p>f_prenom</text:p>
          </table:table-cell>
          <table:table-cell table:style-name="ce39" office:value-type="string" calcext:value-type="string">
            <text:p>Françoise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 (« épouse »)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Prénom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8">
          <table:table-cell table:style-name="ce2" office:value-type="string" calcext:value-type="string">
            <text:p>f_profession</text:p>
          </table:table-cell>
          <table:table-cell table:style-name="ce39" office:value-type="string" calcext:value-type="string">
            <text:p>tisseuse</text:p>
          </table:table-cell>
          <table:table-cell table:style-name="ce65" office:value-type="string" calcext:value-type="string">
            <text:p>C8 Occupation (temporal entity)</text:p>
          </table:table-cell>
          <table:table-cell table:style-name="ce14" office:value-type="string" calcext:value-type="string">
            <text:p><text:span text:style-name="T49">C8 Occupation (temporal entity)</text:span><text:span text:style-name="T50"> </text:span><text:span text:style-name="T51">→ sdh-so:P5 is about → </text:span><text:span text:style-name="T52">C7 Occupation</text:span><text:span text:style-name="T53"> </text:span><text:span text:style-name="T51">(« Activité professionnelle »)</text:span></text:p>
            <text:p><text:span text:style-name="T33">----- </text:span><text:span text:style-name="T30">C8</text:span><text:span text:style-name="T35"> </text:span><text:span text:style-name="T29">→ sdh-so:P4 is occupation of → E21 Person (« épouse »)</text:span></text:p>
            <text:p><text:span text:style-name="T31">----- </text:span><text:span text:style-name="T30">C8</text:span><text:span text:style-name="T35"> </text:span><text:span text:style-name="T29">→ crm:P4 has time-span → E52 Time-Span (« 1851 »)</text:span></text:p>
          </table:table-cell>
          <table:table-cell table:style-name="ce22"/>
          <table:table-cell table:style-name="ce29"/>
          <table:table-cell table:style-name="ce40" table:number-columns-repeated="16378"/>
        </table:table-row>
        <table:table-row table:style-name="ro3">
          <table:table-cell table:style-name="ce3" office:value-type="string" calcext:value-type="string">
            <text:p>f_date_naissance_ISO</text:p>
          </table:table-cell>
          <table:table-cell table:style-name="ce49" office:value-type="date" office:date-value="1815-05-19" calcext:value-type="date">
            <text:p>1815-05-19</text:p>
          </table:table-cell>
          <table:table-cell table:style-name="ce16" office:value-type="string" calcext:value-type="string">
            <text:p>E52 Time-Span</text:p>
          </table:table-cell>
          <table:table-cell table:style-name="ce61" office:value-type="string" calcext:value-type="string">
            <text:p><text:span text:style-name="T18">E52 Time-Span</text:span><text:span text:style-name="T16"> → crm:P4 is time-span of → </text:span><text:span text:style-name="T19">E67 Birth</text:span></text:p>
            <text:p><text:span text:style-name="T14">----- </text:span><text:span text:style-name="T19">E67</text:span><text:span text:style-name="T16"> → crm:P98 brought into life → E21 Person</text:span></text:p>
            <text:p><text:span text:style-name="T36">E61 Time Primitive </text:span><text:span text:style-name="T16">→ crm P82a begin of the begin →</text:span><text:span text:style-name="T17"> E52</text:span></text:p>
            <text:p><text:span text:style-name="T37">----- </text:span><text:span text:style-name="T38">E61</text:span><text:span text:style-name="T39"> → crm:P3 has note</text:span><text:span text:style-name="T40"> → E62 String (« Unique »)</text:span></text:p>
            <text:p><text:span text:style-name="T14">----- </text:span><text:span text:style-name="T19">E61</text:span><text:span text:style-name="T16"> → crm:P3 has note</text:span><text:span text:style-name="T41"> → E62 String (« Reconstituée »)</text:span></text:p>
          </table:table-cell>
          <table:table-cell table:style-name="ce24"/>
          <table:table-cell table:style-name="ce29"/>
          <table:table-cell table:style-name="ce40"/>
          <table:table-cell table:number-columns-repeated="16377"/>
        </table:table-row>
        <table:table-row table:style-name="ro2">
          <table:table-cell table:style-name="ce3" office:value-type="string" calcext:value-type="string">
            <text:p>f_naissance_commune</text:p>
          </table:table-cell>
          <table:table-cell table:style-name="ce51" office:value-type="string" calcext:value-type="string">
            <text:p>Nantua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 </text:span><text:span text:style-name="T22">(Commune) 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Commune)</text:span></text:p>
            <text:p><text:span text:style-name="T2">---------- </text:span><text:span text:style-name="T23">C13</text:span><text:span text:style-name="T2"> → sdh:P20 has geographical place kind → C51 Geographical Place Kind (« Settlement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Lieu de naissance)</text:span></text:p>
            <text:p><text:span text:style-name="T20">--------------- </text:span><text:span text:style-name="T43">C13</text:span><text:span text:style-name="T22"> → sdh:P20 has geographical place kind → C51 Geographical Place Kind (« Address »)</text:span></text:p>
            <text:p><text:span text:style-name="T20">---------------  E67 Birth → crm:P6 took place at→ </text:span><text:span text:style-name="T43">C13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f_naissance_dpt</text:p>
          </table:table-cell>
          <table:table-cell table:style-name="ce51" office:value-type="string" calcext:value-type="string">
            <text:p>Ain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Département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Département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Commune)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f_naissance_pays</text:p>
          </table:table-cell>
          <table:table-cell table:style-name="ce51" office:value-type="string" calcext:value-type="string">
            <text:p>Suiss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Pays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Pays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Département)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10">
          <table:table-cell table:style-name="ce3" office:value-type="string" calcext:value-type="string">
            <text:p>f_adr_voie_type</text:p>
          </table:table-cell>
          <table:table-cell table:style-name="ce51" office:value-type="string" calcext:value-type="string">
            <text:p>ru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Type de voie) → crm:P106 forms part of → </text:span><text:span text:style-name="T21">E41 Appellation </text:span><text:span text:style-name="T22">(Numéro et voie)</text:span></text:p>
            <text:p><text:span text:style-name="T20">-----</text:span><text:span text:style-name="T23"> C11 Appellation in a Language</text:span><text:span text:style-name="T22"> → sdh:P13 refers to name → </text:span><text:span text:style-name="T21">E41 Appellation </text:span><text:span text:style-name="T22">(Numéro et voie)</text:span></text:p>
            <text:p><text:span text:style-name="T20">----------</text:span><text:span text:style-name="T23"> C11</text:span><text:span text:style-name="T22"> → sdh:P11 is appellation for language of → </text:span><text:span text:style-name="T43">C13 Geographical Place </text:span><text:span text:style-name="T22">(Adresse)</text:span></text:p>
            <text:p><text:span text:style-name="T2">--------------- </text:span><text:span text:style-name="T43">C13</text:span><text:span text:style-name="T2"> → sdh:P20 has geographical place kind → C51 Geographical Place Kind (« Address »)</text:span></text:p>
            <text:p><text:span text:style-name="T20">--------------- </text:span><text:span text:style-name="T43">C13</text:span><text:span text:style-name="T22"> → sdh-so:P49 is location of → </text:span><text:span text:style-name="T44">C28 Legal Location of an Actor</text:span></text:p>
            <text:p><text:span text:style-name="T20">-------------------- </text:span><text:span text:style-name="T44">C28</text:span><text:span text:style-name="T22"> → sdh-so:P51 has legal location type → C33 Legal Location Type (« Lieu de résidence »)</text:span></text:p>
            <text:p><text:span text:style-name="T20">-------------------- </text:span><text:span text:style-name="T44">C28</text:span><text:span text:style-name="T22"> → sdh-so:P52 is legal connotation of → E74 Group (Foyer)</text:span></text:p>
            <text:p><text:span text:style-name="T20">-------------------- </text:span><text:span text:style-name="T44">C28</text:span><text:span text:style-name="T22"> → crm:P4 has time-span → E52 Time-Span (« 1851 »)</text:span></text:p>
          </table:table-cell>
          <table:table-cell table:style-name="ce24" office:value-type="string" calcext:value-type="string">
            <text:p>Voir époux</text:p>
          </table:table-cell>
          <table:table-cell table:style-name="ce70"/>
          <table:table-cell table:style-name="ce40"/>
          <table:table-cell table:number-columns-repeated="16377"/>
        </table:table-row>
        <table:table-row table:style-name="ro4">
          <table:table-cell table:style-name="ce3" office:value-type="string" calcext:value-type="string">
            <text:p>f_adr_voie_nom</text:p>
          </table:table-cell>
          <table:table-cell table:style-name="ce51" office:value-type="string" calcext:value-type="string">
            <text:p>de Cuir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om de voie) → crm:P106 forms part of → </text:span><text:span text:style-name="T21">E41 Appellation </text:span><text:span text:style-name="T22">(Numéro et voie)</text:span></text:p>
          </table:table-cell>
          <table:table-cell table:style-name="ce24"/>
          <table:table-cell table:style-name="ce68"/>
          <table:table-cell table:style-name="ce40"/>
          <table:table-cell table:number-columns-repeated="16377"/>
        </table:table-row>
        <table:table-row table:style-name="ro11">
          <table:table-cell table:style-name="ce3" office:value-type="string" calcext:value-type="string">
            <text:p>f_adr_numero</text:p>
          </table:table-cell>
          <table:table-cell table:style-name="ce51" office:value-type="float" office:value="31" calcext:value-type="float">
            <text:p>31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uméro) → crm:P106 forms part of → </text:span><text:span text:style-name="T21">E41 Appellation </text:span><text:span text:style-name="T22">(Numéro et voie)</text:span></text:p>
          </table:table-cell>
          <table:table-cell table:style-name="ce24"/>
          <table:table-cell table:style-name="ce29"/>
          <table:table-cell table:style-name="ce40"/>
          <table:table-cell table:number-columns-repeated="16377"/>
        </table:table-row>
        <table:table-row table:style-name="ro9">
          <table:table-cell table:style-name="ce3" office:value-type="string" calcext:value-type="string">
            <text:p>f_adr_commune</text:p>
          </table:table-cell>
          <table:table-cell table:style-name="ce51" office:value-type="string" calcext:value-type="string">
            <text:p>Croix-Rouss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 </text:span><text:span text:style-name="T22">(Commune) 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Commune)</text:span></text:p>
            <text:p><text:span text:style-name="T2">---------- </text:span><text:span text:style-name="T23">C13</text:span><text:span text:style-name="T2"> → sdh:P20 has geographical place kind → C51 Geographical Place Kind (« Settlement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Adresse)</text:span></text:p>
          </table:table-cell>
          <table:table-cell table:style-name="ce24" office:value-type="string" calcext:value-type="string">
            <text:p>Voir époux</text:p>
          </table:table-cell>
          <table:table-cell table:style-name="ce68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f_adr_dpt</text:p>
          </table:table-cell>
          <table:table-cell table:style-name="ce51" office:value-type="string" calcext:value-type="string">
            <text:p>Rhôn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Département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Département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Commune)</text:span></text:p>
          </table:table-cell>
          <table:table-cell table:style-name="ce24"/>
          <table:table-cell table:style-name="ce29"/>
          <table:table-cell table:style-name="ce40" table:number-columns-repeated="16378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5">
          <table:table-cell/>
          <table:table-cell table:style-name="Default"/>
          <table:table-cell table:number-columns-repeated="16382"/>
        </table:table-row>
        <table:table-row table:style-name="ro4" table:number-rows-repeated="1048539">
          <table:table-cell table:number-columns-repeated="16384"/>
        </table:table-row>
        <table:table-row table:style-name="ro5" table:number-rows-repeated="1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ere_h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9" table:default-cell-style-name="ce8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Champ</text:p>
          </table:table-cell>
          <table:table-cell table:style-name="ce4" office:value-type="string" calcext:value-type="string">
            <text:p>Exemple</text:p>
          </table:table-cell>
          <table:table-cell table:style-name="ce79" office:value-type="string" calcext:value-type="string">
            <text:p>Classe</text:p>
          </table:table-cell>
          <table:table-cell table:style-name="ce1" office:value-type="string" calcext:value-type="string">
            <text:p>Chemins</text:p>
          </table:table-cell>
          <table:table-cell table:style-name="ce86" office:value-type="string" calcext:value-type="string" table:number-columns-spanned="2" table:number-rows-spanned="1">
            <text:p>Commentaire</text:p>
          </table:table-cell>
          <table:covered-table-cell table:style-name="ce29"/>
        </table:table-row>
        <table:table-row table:style-name="ro12">
          <table:table-cell table:style-name="ce2" office:value-type="string" calcext:value-type="string">
            <text:p>pere_h_role</text:p>
          </table:table-cell>
          <table:table-cell table:style-name="ce39" office:value-type="string" calcext:value-type="string">
            <text:p>père de l’époux</text:p>
          </table:table-cell>
          <table:table-cell table:style-name="ce18" office:value-type="string" calcext:value-type="string">
            <text:p>C15 Participation</text:p>
          </table:table-cell>
          <table:table-cell table:style-name="ce73" office:value-type="string" calcext:value-type="string">
            <text:p><text:span text:style-name="T1">C15 Participation</text:span><text:span text:style-name="T26"> → sdh-so:P11 is participation in → E7 Activity (Mariage)</text:span></text:p>
            <text:p><text:span text:style-name="T1">C15</text:span><text:span text:style-name="T22"> → sdh-so:P10 is participation of</text:span><text:span text:style-name="T26"> → E21 Person</text:span></text:p>
          </table:table-cell>
          <table:table-cell table:style-name="ce87" table:number-columns-spanned="2" table:number-rows-spanned="1"/>
          <table:covered-table-cell table:style-name="ce29"/>
        </table:table-row>
        <table:table-row table:style-name="ro7">
          <table:table-cell table:style-name="ce2" office:value-type="string" calcext:value-type="string">
            <text:p>pere_h_nom</text:p>
          </table:table-cell>
          <table:table-cell table:style-name="ce39" office:value-type="string" calcext:value-type="string">
            <text:p>POITVIN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 (« père de l’époux »)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Nom de famille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87" table:number-columns-spanned="2" table:number-rows-spanned="1"/>
          <table:covered-table-cell table:style-name="ce29"/>
        </table:table-row>
        <table:table-row table:style-name="ro7">
          <table:table-cell table:style-name="ce2" office:value-type="string" calcext:value-type="string">
            <text:p>pere_h_prenom</text:p>
          </table:table-cell>
          <table:table-cell table:style-name="ce39" office:value-type="string" calcext:value-type="string">
            <text:p>Pierre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Prénom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87" table:number-columns-spanned="2" table:number-rows-spanned="1"/>
          <table:covered-table-cell table:style-name="ce29"/>
        </table:table-row>
        <table:table-row table:style-name="ro6">
          <table:table-cell table:style-name="ce2" office:value-type="string" calcext:value-type="string">
            <text:p>pere_h_profession</text:p>
          </table:table-cell>
          <table:table-cell table:style-name="ce39" office:value-type="string" calcext:value-type="string">
            <text:p>cultivateur</text:p>
          </table:table-cell>
          <table:table-cell table:style-name="ce80" office:value-type="string" calcext:value-type="string">
            <text:p>C8 Occupation (temporal entity)</text:p>
          </table:table-cell>
          <table:table-cell table:style-name="ce14" office:value-type="string" calcext:value-type="string">
            <text:p><text:span text:style-name="T34">C8 Occupation (temporal entity)</text:span><text:span text:style-name="T35"> </text:span><text:span text:style-name="T29">→ sdh-so:P5 is about → C7 Occupation (« Activité professionnelle »)</text:span></text:p>
            <text:p><text:span text:style-name="T20">----- </text:span><text:span text:style-name="T3">C8</text:span><text:span text:style-name="T23"> </text:span><text:span text:style-name="T22">→ sdh-so:P4 is occupation of → E21 Person</text:span></text:p>
            <text:p><text:span text:style-name="T31">----- </text:span><text:span text:style-name="T30">C8</text:span><text:span text:style-name="T35"> </text:span><text:span text:style-name="T29">→ crm:P4 has time-span → E52 Time-Span (« 1851 »)</text:span></text:p>
          </table:table-cell>
          <table:table-cell table:style-name="ce87" table:number-columns-spanned="2" table:number-rows-spanned="1"/>
          <table:covered-table-cell table:style-name="ce29"/>
        </table:table-row>
        <table:table-row table:style-name="ro10">
          <table:table-cell table:style-name="ce3" office:value-type="string" calcext:value-type="string">
            <text:p><text:span text:style-name="T14">pere_h_</text:span>adr_voie_type</text:p>
          </table:table-cell>
          <table:table-cell table:style-name="ce51" office:value-type="string" calcext:value-type="string">
            <text:p>avenu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Type de voie) → crm:P106 forms part of → </text:span><text:span text:style-name="T21">E41 Appellation </text:span><text:span text:style-name="T22">(Numéro et voie)</text:span></text:p>
            <text:p><text:span text:style-name="T20">-----</text:span><text:span text:style-name="T23"> C11 Appellation in a Language</text:span><text:span text:style-name="T22"> → sdh:P13 refers to name → </text:span><text:span text:style-name="T21">E41 Appellation </text:span><text:span text:style-name="T22">(Numéro et voie)</text:span></text:p>
            <text:p><text:span text:style-name="T20">----------</text:span><text:span text:style-name="T23"> C11</text:span><text:span text:style-name="T22"> → sdh:P11 is appellation for language of → </text:span><text:span text:style-name="T43">C13 Geographical Place </text:span><text:span text:style-name="T22">(Adresse)</text:span></text:p>
            <text:p><text:span text:style-name="T2">--------------- </text:span><text:span text:style-name="T43">C13</text:span><text:span text:style-name="T2"> → sdh:P20 has geographical place kind → C51 Geographical Place Kind (« Address »)</text:span></text:p>
            <text:p><text:span text:style-name="T20">--------------- </text:span><text:span text:style-name="T43">C13</text:span><text:span text:style-name="T22"> → sdh-so:P49 is location of → </text:span><text:span text:style-name="T44">C28 Legal Location of an Actor</text:span></text:p>
            <text:p><text:span text:style-name="T20">-------------------- </text:span><text:span text:style-name="T44">C28</text:span><text:span text:style-name="T22"> → sdh-so:P51 has legal location type → C33 Legal Location Type (« Lieu de résidence »)</text:span></text:p>
            <text:p><text:span text:style-name="T20">-------------------- </text:span><text:span text:style-name="T44">C28</text:span><text:span text:style-name="T22"> → sdh-so:P52 is legal connotation of → E74 Group (Foyer)</text:span></text:p>
            <text:p><text:span text:style-name="T20">-------------------- </text:span><text:span text:style-name="T44">C28</text:span><text:span text:style-name="T22"> → crm:P4 has time-span → E52 Time-Span (« 1851 »)</text:span></text:p>
          </table:table-cell>
          <table:table-cell table:style-name="ce90" table:number-columns-spanned="2" table:number-rows-spanned="1"/>
          <table:covered-table-cell table:style-name="ce93"/>
        </table:table-row>
        <table:table-row table:style-name="ro11">
          <table:table-cell table:style-name="ce3" office:value-type="string" calcext:value-type="string">
            <text:p><text:span text:style-name="T14">pere_h_</text:span>adr_voie_nom</text:p>
          </table:table-cell>
          <table:table-cell table:style-name="ce51" office:value-type="string" calcext:value-type="string">
            <text:p>de Sax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om de voie) → crm:P106 forms part of → </text:span><text:span text:style-name="T21">E41 Appellation </text:span><text:span text:style-name="T22">(Numéro et voie)</text:span></text:p>
          </table:table-cell>
          <table:table-cell table:style-name="ce14" table:number-columns-spanned="2" table:number-rows-spanned="1"/>
          <table:covered-table-cell table:style-name="ce34"/>
        </table:table-row>
        <table:table-row table:style-name="ro11">
          <table:table-cell table:style-name="ce3" office:value-type="string" calcext:value-type="string">
            <text:p><text:span text:style-name="T14">pere_h_</text:span>adr_numero</text:p>
          </table:table-cell>
          <table:table-cell table:style-name="ce51" office:value-type="float" office:value="4" calcext:value-type="float">
            <text:p>4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uméro) → crm:P106 forms part of → </text:span><text:span text:style-name="T21">E41 Appellation </text:span><text:span text:style-name="T22">(Numéro et voie)</text:span></text:p>
          </table:table-cell>
          <table:table-cell table:style-name="ce14" table:number-columns-spanned="2" table:number-rows-spanned="1"/>
          <table:covered-table-cell table:style-name="ce29"/>
        </table:table-row>
        <table:table-row table:style-name="ro9">
          <table:table-cell table:style-name="ce3" office:value-type="string" calcext:value-type="string">
            <text:p><text:span text:style-name="T14">pere_h_</text:span>adr_commune</text:p>
          </table:table-cell>
          <table:table-cell table:style-name="ce51" office:value-type="string" calcext:value-type="string">
            <text:p>Césieu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 </text:span><text:span text:style-name="T22">(Commune) 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Commune)</text:span></text:p>
            <text:p><text:span text:style-name="T2">---------- </text:span><text:span text:style-name="T23">C13</text:span><text:span text:style-name="T2"> → sdh:P20 has geographical place kind → C51 Geographical Place Kind (« Settlement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Adresse)</text:span></text:p>
          </table:table-cell>
          <table:table-cell table:style-name="ce88" table:number-columns-spanned="2" table:number-rows-spanned="1"/>
          <table:covered-table-cell table:style-name="ce92"/>
        </table:table-row>
        <table:table-row table:style-name="ro9">
          <table:table-cell table:style-name="ce3" office:value-type="string" calcext:value-type="string">
            <text:p><text:span text:style-name="T14">pere_h_</text:span>adr_dpt</text:p>
          </table:table-cell>
          <table:table-cell table:style-name="ce51" office:value-type="string" calcext:value-type="string">
            <text:p>Isèr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Département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Département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Commune)</text:span></text:p>
          </table:table-cell>
          <table:table-cell table:style-name="ce89" table:number-columns-spanned="2" table:number-rows-spanned="1"/>
          <table:covered-table-cell table:style-name="ce29"/>
        </table:table-row>
        <table:table-row table:style-name="ro9">
          <table:table-cell table:style-name="ce3" office:value-type="string" calcext:value-type="string">
            <text:p><text:span text:style-name="T14">pere_h_</text:span>adr_pays</text:p>
          </table:table-cell>
          <table:table-cell table:style-name="ce51" office:value-type="string" calcext:value-type="string">
            <text:p>Royaume de Piémont-Sardaigne (Savoie)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Pays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Pays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Département)</text:span></text:p>
          </table:table-cell>
          <table:table-cell table:style-name="ce89" table:number-columns-spanned="2" table:number-rows-spanned="1"/>
          <table:covered-table-cell table:style-name="ce29"/>
        </table:table-row>
        <table:table-row table:style-name="ro12">
          <table:table-cell table:style-name="ce3" office:value-type="string" calcext:value-type="string">
            <text:p>pere_h_present</text:p>
          </table:table-cell>
          <table:table-cell table:style-name="ce78" office:value-type="string" calcext:value-type="string">
            <text:p>False</text:p>
          </table:table-cell>
          <table:table-cell table:style-name="ce18" office:value-type="string" calcext:value-type="string">
            <text:p>C15 Participation</text:p>
          </table:table-cell>
          <table:table-cell table:style-name="ce85" office:value-type="string" calcext:value-type="string">
            <text:p><text:span text:style-name="T25">C15 Participation</text:span> → sdh-so:P11 is participation in →<text:span text:style-name="T46"> E5 Event (Mariage)</text:span></text:p>
            <text:p><text:span text:style-name="T1">C15</text:span><text:span text:style-name="T22"> → sdh-so:P10 is participation of → E21 Person</text:span></text:p>
          </table:table-cell>
          <table:table-cell table:style-name="ce91" table:number-columns-spanned="2" table:number-rows-spanned="1"/>
          <table:covered-table-cell table:style-name="ce94"/>
        </table:table-row>
        <table:table-row table:style-name="ro1">
          <table:table-cell table:style-name="ce3" office:value-type="string" calcext:value-type="string">
            <text:p>pere_h_vivant</text:p>
          </table:table-cell>
          <table:table-cell table:style-name="ce78" office:value-type="string" calcext:value-type="string">
            <text:p>True</text:p>
          </table:table-cell>
          <table:table-cell table:style-name="ce82" office:value-type="string" calcext:value-type="string">
            <text:p>E69 Death</text:p>
          </table:table-cell>
          <table:table-cell table:style-name="ce85" office:value-type="string" calcext:value-type="string">
            <text:p><text:span text:style-name="T4">E69 Death</text:span><text:span text:style-name="T9"> → crm:P100 was death of → E21 Person</text:span></text:p>
          </table:table-cell>
          <table:table-cell table:style-name="ce91" table:number-columns-spanned="2" table:number-rows-spanned="1"/>
          <table:covered-table-cell table:style-name="ce94"/>
        </table:table-row>
        <table:table-row table:style-name="ro4" table:number-rows-repeated="12">
          <table:table-cell table:number-columns-repeated="6"/>
        </table:table-row>
        <table:table-row table:style-name="ro4" table:number-rows-repeated="6">
          <table:table-cell table:number-columns-repeated="2"/>
          <table:table-cell table:style-name="Default"/>
          <table:table-cell table:number-columns-repeated="3"/>
        </table:table-row>
        <table:table-row table:style-name="ro4" table:number-rows-repeated="104854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temoin1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6378" table:default-cell-style-name="Default"/>
        <table:table-row table:style-name="ro11">
          <table:table-cell table:style-name="ce1" office:value-type="string" calcext:value-type="string">
            <text:p>Champ</text:p>
          </table:table-cell>
          <table:table-cell table:style-name="ce4" office:value-type="string" calcext:value-type="string">
            <text:p>Exemple</text:p>
          </table:table-cell>
          <table:table-cell table:style-name="ce79" office:value-type="string" calcext:value-type="string">
            <text:p>Classe</text:p>
          </table:table-cell>
          <table:table-cell table:style-name="ce1" office:value-type="string" calcext:value-type="string">
            <text:p>Chemins</text:p>
          </table:table-cell>
          <table:table-cell table:style-name="ce86" office:value-type="string" calcext:value-type="string">
            <text:p>Commentaire</text:p>
          </table:table-cell>
          <table:table-cell table:style-name="ce40" table:number-columns-repeated="16378"/>
        </table:table-row>
        <table:table-row table:style-name="ro12">
          <table:table-cell table:style-name="ce2" office:value-type="string" calcext:value-type="string">
            <text:p>t1_role</text:p>
          </table:table-cell>
          <table:table-cell table:style-name="ce39" office:value-type="string" calcext:value-type="string">
            <text:p>témoin</text:p>
          </table:table-cell>
          <table:table-cell table:style-name="ce18" office:value-type="string" calcext:value-type="string">
            <text:p>C15 Participation</text:p>
          </table:table-cell>
          <table:table-cell table:style-name="ce73" office:value-type="string" calcext:value-type="string">
            <text:p><text:span text:style-name="T1">C15 Participation</text:span><text:span text:style-name="T26"> → sdh-so:P11 is participation in → E7 Activity (Mariage)</text:span></text:p>
            <text:p><text:span text:style-name="T1">C15</text:span><text:span text:style-name="T22"> → sdh-so:P10 is participation of</text:span><text:span text:style-name="T26"> → E21 Person</text:span></text:p>
          </table:table-cell>
          <table:table-cell table:style-name="ce87"/>
          <table:table-cell table:style-name="ce40" table:number-columns-repeated="16378"/>
        </table:table-row>
        <table:table-row table:style-name="ro7">
          <table:table-cell table:style-name="ce2" office:value-type="string" calcext:value-type="string">
            <text:p>t1_nom</text:p>
          </table:table-cell>
          <table:table-cell table:style-name="ce39" office:value-type="string" calcext:value-type="string">
            <text:p>BOUILLON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 (« père de l’époux »)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Nom de famille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87"/>
          <table:table-cell table:style-name="ce40" table:number-columns-repeated="16377"/>
          <table:table-cell/>
        </table:table-row>
        <table:table-row table:style-name="ro7">
          <table:table-cell table:style-name="ce2" office:value-type="string" calcext:value-type="string">
            <text:p>t1_prenom</text:p>
          </table:table-cell>
          <table:table-cell table:style-name="ce39" office:value-type="string" calcext:value-type="string">
            <text:p>Benoit</text:p>
          </table:table-cell>
          <table:table-cell table:style-name="ce18" office:value-type="string" calcext:value-type="string">
            <text:p>E62 String</text:p>
          </table:table-cell>
          <table:table-cell table:style-name="ce55" office:value-type="string" calcext:value-type="string">
            <text:p><text:span text:style-name="T28">C38 Person Appellation in a Language </text:span><text:span text:style-name="T29">→ sdh:P13 refers to name → </text:span><text:span text:style-name="T30">E62 String</text:span></text:p>
            <text:p><text:span text:style-name="T31">----- </text:span><text:span text:style-name="T32">C38</text:span><text:span text:style-name="T30"> </text:span><text:span text:style-name="T33">→ sdh:P11 is appellation for langage of → E21 Person</text:span></text:p>
            <text:p><text:span text:style-name="T31">----- </text:span><text:span text:style-name="T32">C38</text:span><text:span text:style-name="T33"> → crm:P14 has appellation for langage type → C39 Person</text:span><text:span text:style-name="T29"> Appellation in a Language type (« Prénom »</text:span><text:span text:style-name="T33">)</text:span></text:p>
            <text:p><text:span text:style-name="T31">----- </text:span><text:span text:style-name="T32">C38</text:span><text:span text:style-name="T33"> → crm:P12 used in language → E56 Language</text:span><text:span text:style-name="T29"> (« Français »</text:span><text:span text:style-name="T33">)</text:span></text:p>
          </table:table-cell>
          <table:table-cell table:style-name="ce87"/>
          <table:table-cell table:style-name="ce40" table:number-columns-repeated="16378"/>
        </table:table-row>
        <table:table-row table:style-name="ro6">
          <table:table-cell table:style-name="ce2" office:value-type="string" calcext:value-type="string">
            <text:p>t1_profession</text:p>
          </table:table-cell>
          <table:table-cell table:style-name="ce39" office:value-type="string" calcext:value-type="string">
            <text:p>cultivateur</text:p>
          </table:table-cell>
          <table:table-cell table:style-name="ce80" office:value-type="string" calcext:value-type="string">
            <text:p>C8 Occupation (temporal entity)</text:p>
          </table:table-cell>
          <table:table-cell table:style-name="ce14" office:value-type="string" calcext:value-type="string">
            <text:p><text:span text:style-name="T34">C8 Occupation (temporal entity)</text:span><text:span text:style-name="T35"> </text:span><text:span text:style-name="T29">→ sdh-so:P5 is about → C7 Occupation (« Activité professionnelle »)</text:span></text:p>
            <text:p><text:span text:style-name="T20">----- </text:span><text:span text:style-name="T3">C8</text:span><text:span text:style-name="T23"> </text:span><text:span text:style-name="T22">→ sdh-so:P4 is occupation of → E21 Person</text:span></text:p>
            <text:p><text:span text:style-name="T31">----- </text:span><text:span text:style-name="T30">C8</text:span><text:span text:style-name="T35"> </text:span><text:span text:style-name="T29">→ crm:P4 has time-span → E52 Time-Span (« 1851 »)</text:span></text:p>
          </table:table-cell>
          <table:table-cell table:style-name="ce87"/>
          <table:table-cell table:style-name="ce40" table:number-columns-repeated="16378"/>
        </table:table-row>
        <table:table-row table:style-name="ro10">
          <table:table-cell table:style-name="ce3" office:value-type="string" calcext:value-type="string">
            <text:p>t1_adr_voie_type</text:p>
          </table:table-cell>
          <table:table-cell table:style-name="ce51" office:value-type="string" calcext:value-type="string">
            <text:p>avenu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Type de voie) → crm:P106 forms part of → </text:span><text:span text:style-name="T21">E41 Appellation </text:span><text:span text:style-name="T22">(Numéro et voie)</text:span></text:p>
            <text:p><text:span text:style-name="T20">-----</text:span><text:span text:style-name="T23"> C11 Appellation in a Language</text:span><text:span text:style-name="T22"> → sdh:P13 refers to name → </text:span><text:span text:style-name="T21">E41 Appellation </text:span><text:span text:style-name="T22">(Numéro et voie)</text:span></text:p>
            <text:p><text:span text:style-name="T20">----------</text:span><text:span text:style-name="T23"> C11</text:span><text:span text:style-name="T22"> → sdh:P11 is appellation for language of → </text:span><text:span text:style-name="T43">C13 Geographical Place </text:span><text:span text:style-name="T22">(Adresse)</text:span></text:p>
            <text:p><text:span text:style-name="T2">--------------- </text:span><text:span text:style-name="T43">C13</text:span><text:span text:style-name="T2"> → sdh:P20 has geographical place kind → C51 Geographical Place Kind (« Address »)</text:span></text:p>
            <text:p><text:span text:style-name="T20">--------------- </text:span><text:span text:style-name="T43">C13</text:span><text:span text:style-name="T22"> → sdh-so:P49 is location of → </text:span><text:span text:style-name="T44">C28 Legal Location of an Actor</text:span></text:p>
            <text:p><text:span text:style-name="T20">-------------------- </text:span><text:span text:style-name="T44">C28</text:span><text:span text:style-name="T22"> → sdh-so:P51 has legal location type → C33 Legal Location Type (« Lieu de résidence »)</text:span></text:p>
            <text:p><text:span text:style-name="T20">-------------------- </text:span><text:span text:style-name="T44">C28</text:span><text:span text:style-name="T22"> → sdh-so:P52 is legal connotation of → E74 Group (Foyer)</text:span></text:p>
            <text:p><text:span text:style-name="T20">-------------------- </text:span><text:span text:style-name="T44">C28</text:span><text:span text:style-name="T22"> → crm:P4 has time-span → E52 Time-Span (« 1851 »)</text:span></text:p>
          </table:table-cell>
          <table:table-cell table:style-name="ce90"/>
          <table:table-cell table:style-name="ce40" table:number-columns-repeated="16378"/>
        </table:table-row>
        <table:table-row table:style-name="ro1">
          <table:table-cell table:style-name="ce3" office:value-type="string" calcext:value-type="string">
            <text:p>t1_adr_voie_nom</text:p>
          </table:table-cell>
          <table:table-cell table:style-name="ce51" office:value-type="string" calcext:value-type="string">
            <text:p>de Sax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om de voie) → crm:P106 forms part of → </text:span><text:span text:style-name="T21">E41 Appellation </text:span><text:span text:style-name="T22">(Numéro et voie)</text:span></text:p>
          </table:table-cell>
          <table:table-cell table:style-name="ce14"/>
          <table:table-cell table:style-name="ce40" table:number-columns-repeated="16378"/>
        </table:table-row>
        <table:table-row table:style-name="ro1">
          <table:table-cell table:style-name="ce3" office:value-type="string" calcext:value-type="string">
            <text:p>t1_adr_numero</text:p>
          </table:table-cell>
          <table:table-cell table:style-name="ce51" office:value-type="float" office:value="4" calcext:value-type="float">
            <text:p>4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1">E41 Appellation</text:span><text:span text:style-name="T22"> (Numéro) → crm:P106 forms part of → </text:span><text:span text:style-name="T21">E41 Appellation </text:span><text:span text:style-name="T22">(Numéro et voie)</text:span></text:p>
          </table:table-cell>
          <table:table-cell table:style-name="ce14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t1_adr_commune</text:p>
          </table:table-cell>
          <table:table-cell table:style-name="ce51" office:value-type="string" calcext:value-type="string">
            <text:p>Césieu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 </text:span><text:span text:style-name="T22">(Commune) 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Commune)</text:span></text:p>
            <text:p><text:span text:style-name="T2">---------- </text:span><text:span text:style-name="T23">C13</text:span><text:span text:style-name="T2"> → sdh:P20 has geographical place kind → C51 Geographical Place Kind (« Settlement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Adresse)</text:span></text:p>
          </table:table-cell>
          <table:table-cell table:style-name="ce88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t1_adr_dpt</text:p>
          </table:table-cell>
          <table:table-cell table:style-name="ce51" office:value-type="string" calcext:value-type="string">
            <text:p>Isère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Département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Département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Commune)</text:span></text:p>
          </table:table-cell>
          <table:table-cell table:style-name="ce89"/>
          <table:table-cell table:style-name="ce40" table:number-columns-repeated="16378"/>
        </table:table-row>
        <table:table-row table:style-name="ro9">
          <table:table-cell table:style-name="ce3" office:value-type="string" calcext:value-type="string">
            <text:p><text:span text:style-name="T14">t1_adr_pays</text:span></text:p>
          </table:table-cell>
          <table:table-cell table:style-name="ce51" office:value-type="string" calcext:value-type="string">
            <text:p>Royaume de Piémont-Sardaigne (Savoie)</text:p>
          </table:table-cell>
          <table:table-cell table:style-name="ce81" office:value-type="string" calcext:value-type="string">
            <text:p>E41 Appellation</text:p>
          </table:table-cell>
          <table:table-cell table:style-name="ce57" office:value-type="string" calcext:value-type="string">
            <text:p><text:span text:style-name="T42">C11 Appellation in a Language</text:span><text:span text:style-name="T22"> → sdh:P13 refers to name → </text:span><text:span text:style-name="T3">E41 Appellation</text:span><text:span text:style-name="T21"> </text:span><text:span text:style-name="T22">(Pays)</text:span></text:p>
            <text:p><text:span text:style-name="T20">-----</text:span><text:span text:style-name="T23"> </text:span><text:span text:style-name="T21">C11</text:span><text:span text:style-name="T22"> → sdh:P11 is appellation for language of → </text:span><text:span text:style-name="T23">C13 Geographical Place </text:span><text:span text:style-name="T22">(Pays)</text:span></text:p>
            <text:p><text:span text:style-name="T2">---------- </text:span><text:span text:style-name="T23">C13</text:span><text:span text:style-name="T2"> → sdh:P20 has geographical place kind → C51 Geographical Place Kind (« Territory »)</text:span></text:p>
            <text:p><text:span text:style-name="T20">---------- </text:span><text:span text:style-name="T23">C13</text:span><text:span text:style-name="T43"> </text:span><text:span text:style-name="T22">→ crm:P46 is composed of →</text:span><text:span text:style-name="T44"> </text:span><text:span text:style-name="T43">C13 Geographical Place </text:span><text:span text:style-name="T22">(Département)</text:span></text:p>
          </table:table-cell>
          <table:table-cell table:style-name="ce89"/>
          <table:table-cell table:style-name="ce40" table:number-columns-repeated="16378"/>
        </table:table-row>
        <table:table-row table:style-name="ro6">
          <table:table-cell table:style-name="ce3" office:value-type="string" calcext:value-type="string">
            <text:p>t1_de_qui</text:p>
          </table:table-cell>
          <table:table-cell table:style-name="ce51" office:value-type="string" calcext:value-type="string">
            <text:p>époux</text:p>
          </table:table-cell>
          <table:table-cell table:style-name="ce18" office:value-type="string" calcext:value-type="string">
            <text:p>C35 Actor’s Quality in Relation to an Event</text:p>
          </table:table-cell>
          <table:table-cell table:style-name="ce73" office:value-type="string" calcext:value-type="string">
            <text:p><text:span text:style-name="T54">C35 Actor’s Quality in Relation to an Event</text:span><text:span text:style-name="T26"> → sdh-so:P57 is quality in relation to → E5 Event (Mariage)</text:span></text:p>
            <text:p><text:span text:style-name="T54">C35 </text:span><text:span text:style-name="T26">→ sdh-so:P59 is quality of → </text:span><text:span text:style-name="T27">E21 Person </text:span><text:span text:style-name="T26">(Époux/Épouse)</text:span></text:p>
            <text:p><text:span text:style-name="T20">----- </text:span><text:span text:style-name="T21">E21</text:span><text:span text:style-name="T22"> → crm:P18 is target in relationship → C3 Social Relationship</text:span></text:p>
          </table:table-cell>
          <table:table-cell table:style-name="ce89"/>
          <table:table-cell table:style-name="ce40" table:number-columns-repeated="16378"/>
        </table:table-row>
        <table:table-row table:style-name="ro13">
          <table:table-cell table:style-name="ce3" office:value-type="string" calcext:value-type="string">
            <text:p>t1_relation_familiale</text:p>
          </table:table-cell>
          <table:table-cell table:style-name="ce51" office:value-type="string" calcext:value-type="string">
            <text:p>frère</text:p>
          </table:table-cell>
          <table:table-cell table:style-name="ce81" office:value-type="string" calcext:value-type="string">
            <text:p>C3 Social Relationship</text:p>
          </table:table-cell>
          <table:table-cell table:style-name="ce57" office:value-type="string" calcext:value-type="string">
            <text:p>E21 Person (Témoin) → crm:P17 is source in relationship → <text:span text:style-name="T25">C3 Social Relationship</text:span></text:p>
          </table:table-cell>
          <table:table-cell table:style-name="ce89"/>
          <table:table-cell table:style-name="ce40" table:number-columns-repeated="16378"/>
        </table:table-row>
        <table:table-row table:style-name="ro3">
          <table:table-cell table:style-name="ce3" office:value-type="string" calcext:value-type="string">
            <text:p>t1_date_naissance_ISO</text:p>
          </table:table-cell>
          <table:table-cell table:style-name="ce95" office:value-type="string" calcext:value-type="string">
            <text:p>1818/1819</text:p>
          </table:table-cell>
          <table:table-cell table:style-name="ce16" office:value-type="string" calcext:value-type="string">
            <text:p>E52 Time-Span</text:p>
          </table:table-cell>
          <table:table-cell table:style-name="ce96" office:value-type="string" calcext:value-type="string">
            <text:p><text:span text:style-name="T54">E52 Time-Span</text:span><text:span text:style-name="T26"> → crm:P4 is time-span of → </text:span><text:span text:style-name="T27">E67 Birth</text:span></text:p>
            <text:p><text:span text:style-name="T55">----- </text:span><text:span text:style-name="T27">E67</text:span><text:span text:style-name="T26"> → crm:P98 brought into life → E21 Person</text:span></text:p>
            <text:p><text:span text:style-name="T56">E61 Time Primitive </text:span><text:span text:style-name="T26">→ crm P82a begin of the begin →</text:span><text:span text:style-name="T57"> E52</text:span></text:p>
            <text:p><text:span text:style-name="T58">----- </text:span><text:span text:style-name="T59">E61</text:span><text:span text:style-name="T60"> → crm:P3 has note → E62 String (« Intervalle »)</text:span></text:p>
            <text:p><text:span text:style-name="T55">----- </text:span><text:span text:style-name="T27">E61</text:span><text:span text:style-name="T26"> → crm:P3 has note → E62 String (« Reconstituée »)</text:span></text:p>
          </table:table-cell>
          <table:table-cell table:style-name="ce14" office:value-type="string" calcext:value-type="string">
            <text:p>Vincent m’a conseillé d’indiquer l’évaluation de la certitude du chercheur hors du CRM, avec des notes</text:p>
          </table:table-cell>
          <table:table-cell table:style-name="ce40" table:number-columns-repeated="16378"/>
        </table:table-row>
        <table:table-row table:style-name="ro4" table:number-rows-repeated="1048561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2">
      <number:fraction number:min-integer-digits="0" number:min-numerator-digits="1" loext:max-numerator-digits="1" number:min-denominator-digits="1" number:max-denominator-value="9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6:34:46.0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ensement_5f_croix_5f_rousse1851202" style:display-name="PageStyle_recensement_croix_rousse185120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censement_5f_croix_5f_rousse1851202_20_1" style:display-name="PageStyle_recensement_croix_rousse1851202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1851_5f_mariages_5f_edit" style:display-name="PageStyle_1851_mariages_edi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51_5f_mariages_5f_edit_20_1" style:display-name="PageStyle_1851_mariages_edit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51_5f_mariages_5f_edit_20_2" style:display-name="PageStyle_1851_mariages_edit 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6-26T16:49:14.368000000</dc:date>
    <meta:editing-duration>P2DT23H13M47S</meta:editing-duration>
    <meta:editing-cycles>142</meta:editing-cycles>
    <meta:document-statistic meta:table-count="5" meta:cell-count="247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enregistrée automatiquement" VL:creator="" dc:date-time="2024-05-28T16:37:25"/>
  <VL:version-entry VL:title="Version2" VL:comment="Version enregistrée automatiquement" VL:creator="" dc:date-time="2024-06-03T17:16:50"/>
  <VL:version-entry VL:title="Version3" VL:comment="Version enregistrée automatiquement" VL:creator="" dc:date-time="2024-06-04T17:01:49"/>
  <VL:version-entry VL:title="Version4" VL:comment="Version enregistrée automatiquement" VL:creator="" dc:date-time="2024-06-11T11:22:16"/>
</VL:version-list>
</file>